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type="double" style:text-underline-width="auto" style:text-underline-color="font-color" officeooo:rsid="004dffcc" officeooo:paragraph-rsid="0052d9bc"/>
    </style:style>
    <style:style style:name="P2" style:family="paragraph" style:parent-style-name="Standard">
      <style:text-properties fo:font-weight="normal" officeooo:paragraph-rsid="0075bda7" style:font-weight-asian="normal" style:font-weight-complex="normal"/>
    </style:style>
    <style:style style:name="P3" style:family="paragraph" style:parent-style-name="Standard">
      <style:text-properties officeooo:rsid="006808ac" officeooo:paragraph-rsid="00778334"/>
    </style:style>
    <style:style style:name="P4" style:family="paragraph" style:parent-style-name="Standard">
      <style:text-properties officeooo:paragraph-rsid="0075bda7"/>
    </style:style>
    <style:style style:name="P5" style:family="paragraph" style:parent-style-name="Standard">
      <style:text-properties style:text-underline-style="none" fo:font-weight="bold" officeooo:rsid="00381a49" officeooo:paragraph-rsid="0075bda7" style:font-weight-asian="bold" style:font-weight-complex="bold"/>
    </style:style>
    <style:style style:name="P6" style:family="paragraph" style:parent-style-name="Standard">
      <style:text-properties style:text-underline-style="none" fo:font-weight="normal" officeooo:rsid="003b3c60" officeooo:paragraph-rsid="0075bda7" style:font-weight-asian="normal" style:font-weight-complex="normal"/>
    </style:style>
    <style:style style:name="P7" style:family="paragraph" style:parent-style-name="Standard">
      <style:text-properties style:text-underline-style="none" fo:font-weight="normal" officeooo:rsid="00360226" officeooo:paragraph-rsid="0075bda7" style:font-weight-asian="normal" style:font-weight-complex="normal"/>
    </style:style>
    <style:style style:name="P8" style:family="paragraph" style:parent-style-name="Standard" style:master-page-name="Standard">
      <style:paragraph-properties style:page-number="auto"/>
      <style:text-properties style:text-underline-style="solid" style:text-underline-width="auto" style:text-underline-color="font-color" fo:font-weight="bold" officeooo:rsid="0075f58a" officeooo:paragraph-rsid="0075f58a" style:font-weight-asian="bold" style:font-weight-complex="bold"/>
    </style:style>
    <style:style style:name="P9" style:family="paragraph" style:parent-style-name="Standard">
      <style:text-properties fo:font-weight="bold" officeooo:paragraph-rsid="0075bda7"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8108c4" style:font-weight-asian="normal" style:font-weight-complex="normal"/>
    </style:style>
    <style:style style:name="T3" style:family="text">
      <style:text-properties officeooo:rsid="00433f27"/>
    </style:style>
    <style:style style:name="T4" style:family="text">
      <style:text-properties officeooo:rsid="003da86b"/>
    </style:style>
    <style:style style:name="T5" style:family="text">
      <style:text-properties officeooo:rsid="00382c77"/>
    </style:style>
    <style:style style:name="T6" style:family="text">
      <style:text-properties officeooo:rsid="0078c8a4"/>
    </style:style>
    <style:style style:name="T7" style:family="text">
      <style:text-properties fo:color="#800000" officeooo:rsid="003da86b"/>
    </style:style>
    <style:style style:name="T8" style:family="text">
      <style:text-properties fo:color="#800000" officeooo:rsid="003da86b" fo:background-color="#ffff00" loext:char-shading-value="0"/>
    </style:style>
    <style:style style:name="T9" style:family="text">
      <style:text-properties fo:color="#800000" officeooo:rsid="003da86b" fo:background-color="#ffff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Vision</text:p>
      <text:p text:style-name="P9"/>
      <text:p text:style-name="P9">Elyoos - das Netzwerk für einen sozialen Wandel</text:p>
      <text:p text:style-name="P4"/>
      <text:p text:style-name="P4">Diese Internetplattform widmet sich der Frage, was jeder Einzelne tun kann um unsere Welt zum Positiven zu verändern. Es geht darum, einen Ort im Netz zu schaffen wo nachhaltige Lösungen für aktuelle Probleme übersichtlich geteilt werden können. Ein weiterer wichtiger Aspekt dieses Projektes ist es, eine Plattform für die persönliche Entwicklung bereitzustellen. Ganz nach der Lebensweisheit von Gandhi: „Sei Du selbst die Veränderung, die Du Dir wünschst für diese Welt“. Es gibt vieles welches diesen Prozess unterstützt wie zum Beispiel Yoga, Meditation, Seminare, Bücher und noch vieles mehr. So schön diese Vielfalt auch ist, sie erschwert es manchmal das Passende zu finden. Basierend auf den Empfehlungen von Personen denen man vertraut, unterstützt Elyoos das Auffinden <text:span text:style-name="T6">von</text:span> relevanten Informationen für die persönliche Weiterentwicklung. Ein Ziel ist es, dass Jeder von den Erfahrungen Anderer profitier<text:span text:style-name="T6">t</text:span> und sein eigenes Wissen weiterg<text:span text:style-name="T6">ibt</text:span>.</text:p>
      <text:p text:style-name="P4"/>
      <text:p text:style-name="P9">Weshalb nicht einfach ein bestehende Plattform verwenden?</text:p>
      <text:p text:style-name="P2"/>
      <text:p text:style-name="P3"><text:span text:style-name="T1">Es existieren bereits grosse Netzwerke wie Facebook oder Google+ die für diesen Zweck verwendet werden könnten. Meiner Meinung nach sind diese Plattformen aber nur eingeschränkt geeignet für dieses Thema. Erstens gehen die relevanten Informationen oft in der Flut von allgemeinen Beiträgen unter. Zweitens sehe ich Werbung als äusserst unpassend auf einer solcher Plattform. Aus diesem Grund wird Elyoos ausschliesslich über Spenden finanziert. Die einzige Ausnahme sehe ich in Form einer Liste von wichtigen Unterstützern auf der Startseite. Ein weiterer Punkt ist, das diese Netzwerke nicht alle Funktionen bieten die meiner Ansicht nach nötig wären. </text:span><text:span text:style-name="T2">Auch Elyoos ist diesbezüglich noch nicht vollständig. Der aktuelle Stand ist erst ein Anfang auf dem sich aufbauen lässt. </text:span></text:p>
      <text:p text:style-name="P1"/>
      <text:p text:style-name="P5">Elyoos <text:span text:style-name="T3">benötigt</text:span> Deine <text:span text:style-name="T3">Hilfe</text:span></text:p>
      <text:p text:style-name="P5"/>
      <text:p text:style-name="P6">Um die Weiterentwicklung voranzutreiben <text:span text:style-name="T4">ist Elyoos auf Deine Mithilfe angewiesen. Zum einen geht es nun darum Elyoos mit Leben zu füllen. Zum anderen soll möglichst viel Feedback für die bestehenden sowie die zukünftigen Funktionen gesammelt werden. Ausserdem muss die Finanzierung gesichert werden damit es weitergehen kann. Dazu habe ich eine Crowdfunding Kampagne auf WeMakeIt gestartet die bis zum </text:span><text:span text:style-name="T9">blabla</text:span><text:span text:style-name="T4"> dauern wird. </text:span></text:p>
      <text:p text:style-name="P6"/>
      <text:p text:style-name="P7">Ich bin der Überzeugung, dass die Zeit reif ist für ein soziales Netzwerk das einen echten Beitrag zur Verbesserung unserer Welt leistet. <text:span text:style-name="T5">Damit dies möglich wird danke ich Dir vielmals für Deine Unterstützu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07:22:13.019000000</meta:creation-date>
    <dc:date>2016-09-04T18:40:14.141000000</dc:date>
    <meta:editing-duration>PT12H18M36S</meta:editing-duration>
    <meta:editing-cycles>65</meta:editing-cycles>
    <meta:generator>LibreOffice/5.1.4.2$Windows_x86 LibreOffice_project/f99d75f39f1c57ebdd7ffc5f42867c12031db97a</meta:generator>
    <meta:print-date>2016-09-03T14:07:55.944000000</meta:print-date>
    <meta:document-statistic meta:table-count="0" meta:image-count="0" meta:object-count="0" meta:page-count="1" meta:paragraph-count="8" meta:word-count="365" meta:character-count="2493" meta:non-whitespace-character-count="2134"/>
  </office:meta>
</office:document-meta>
</file>